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df0c4" officeooo:paragraph-rsid="000df0c4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fo:font-weight="bold" officeooo:rsid="000df0c4" officeooo:paragraph-rsid="000fe35e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0df0c4" officeooo:paragraph-rsid="000df0c4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5pt" fo:font-weight="bold" officeooo:rsid="000df0c4" officeooo:paragraph-rsid="000df0c4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5pt" fo:font-weight="normal" officeooo:rsid="000df0c4" officeooo:paragraph-rsid="000fe35e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5pt" fo:font-weight="bold" officeooo:rsid="000df0c4" officeooo:paragraph-rsid="000df0c4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5pt" fo:font-weight="bold" officeooo:rsid="0010e7f8" officeooo:paragraph-rsid="0010e7f8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df0c4" officeooo:paragraph-rsid="000df0c4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0e7f8" officeooo:paragraph-rsid="0010e7f8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officeooo:rsid="0010e7f8" officeooo:paragraph-rsid="0010e7f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29e7c" officeooo:paragraph-rsid="00129e7c"/>
    </style:style>
    <style:style style:name="T1" style:family="text">
      <style:text-properties officeooo:rsid="000fe35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129e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PP RandoriZator</text:span> </text:p>
      <text:p text:style-name="P5">by Maitre SCRUM</text:p>
      <text:p text:style-name="P1"/>
      <text:p text:style-name="P3">Baptiste – Timothée – Patern</text:p>
      <text:p text:style-name="P1"/>
      <text:p text:style-name="P4">Lundi 12 <text:span text:style-name="T3">août</text:span> – jour 1 :</text:p>
      <text:p text:style-name="P1">On reprend le wire -frame et la maquette statique élaborés lors de la rencontre avec Labège.</text:p>
      <text:p text:style-name="P1">Création du repo Git et nouveau projet Gitlab.</text:p>
      <text:p text:style-name="P1">Répartition des taches : </text:p>
      <text:p text:style-name="P1"><text:tab/>Timothée : compte à rebours qui boucle + jauge <text:span text:style-name="T1">dynamique</text:span></text:p>
      <text:p text:style-name="P1"><text:tab/>Baptiste : fait des trucs</text:p>
      <text:p text:style-name="P1"><text:tab/>Patern : fonction tirage aléatoire + élimination des tirés au sort</text:p>
      <text:p text:style-name="P1"/>
      <text:p text:style-name="P4">Mardi 13 <text:span text:style-name="T3">août</text:span> – jour 2 :</text:p>
      <text:p text:style-name="P10">Difficultés rencontrées :</text:p>
      <text:p text:style-name="P10"><text:tab/>Le tirage aléatoire peut tirer un participant déjà éliminé, et quand le tirage correspond au dernier index du tableau on obtient une erreur et il ne se passe rien.</text:p>
      <text:p text:style-name="P1">Mise en commun des avancées, on relie les morceaux de code.</text:p>
      <text:p text:style-name="P1">Nouvelles taches :</text:p>
      <text:p text:style-name="P1"><text:tab/>Timothée <text:span text:style-name="T1">+ Baptiste : création d’un template Mustache + ajout des photos + stockage des joueurs dans un fichier json.</text:span></text:p>
      <text:p text:style-name="P1"><text:tab/><text:span text:style-name="T1">Patern : fonction « premier tirage » + association des fonctions à leurs éléments du DOM</text:span></text:p>
      <text:p text:style-name="P1"/>
      <text:p text:style-name="P7">Mercredi 14 <text:span text:style-name="T3">août</text:span> – jour 3 :</text:p>
      <text:p text:style-name="P9">Difficultés rencontrées :</text:p>
      <text:p text:style-name="P9"><text:tab/><text:span text:style-name="T3">Après</text:span> la <text:span text:style-name="T3">mise en place du template </text:span>Mustache, <text:span text:style-name="T3">la fonction « éliminer les absents » (la seule réalisée avec jquery) ne fonctionne plus.</text:span></text:p>
      <text:p text:style-name="P9"><text:tab/><text:span text:style-name="T3">Grosse difficulté pour afficher les photos des joueurs actifs (Uke, Tori, Suivant).</text:span></text:p>
      <text:p text:style-name="P11">Nouvelles taches :</text:p>
      <text:p text:style-name="P11"><text:tab/>pas d’attribution particulière, beaucoup de pair-programming, ajout de conditions aux diverses fonctions, modifications d’ordre cosmétique (sons, jauge clignotante), nettoyage du code (gros travail de factorisation sûrement possible pour les fonctions de tirage).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2:02:07.365626659</meta:creation-date>
    <dc:date>2019-08-15T21:02:22.482640798</dc:date>
    <meta:editing-duration>PT16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235" meta:character-count="1446" meta:non-whitespace-character-count="1218"/>
  </office:meta>
</office:document-meta>
</file>